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25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42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40:Sheet1.C1048576 Sheet1.C134:Sheet1.C134 Sheet1.C108:Sheet1.C13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23:55:16.9766039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22T00:16:27.622767292</dc:date>
    <meta:editing-duration>P1DT23H37M59S</meta:editing-duration>
    <meta:editing-cycles>188</meta:editing-cycles>
    <meta:generator>LibreOffice/7.3.1.3$Linux_X86_64 LibreOffice_project/30$Build-3</meta:generator>
    <meta:document-statistic meta:table-count="1" meta:cell-count="625" meta:object-count="0"/>
  </office:meta>
</office:document-meta>
</file>